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4pt" style:font-size-asian="14pt" style:font-size-complex="14pt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4pt" style:font-size-asian="14pt" style:language-asian="zh" style:country-asian="TW" style:font-size-complex="14pt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4pt" fo:font-weight="bold" style:font-size-asian="14pt" style:font-weight-asian="bold" style:font-size-complex="14pt" style:font-weight-complex="bold" loext:padding="0in" loext:border="none"/>
    </style:style>
    <style:style style:name="T1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胡那普和席巴蘭克發現球具</text:span></text:p>
      <text:p text:style-name="P2"/>
      <text:p text:style-name="P2"><text:span text:style-name="T1">他們抵達時已將老鼠遮掩起來，避人耳目。一人逕直走入家門，另一人到屋內一角立刻把老鼠放到上頭。</text:span></text:p>
      <text:p text:style-name="P2"><text:span text:style-name="T1"/></text:p>
      <text:p text:style-name="P2"><text:span text:style-name="T1">然後他們向祖母索求餐飯：</text:span></text:p>
      <text:p text:style-name="P2"><text:span text:style-name="T1">「弄一些東西給我們吃吧。」他們說。「祖母，我們想吃辣醬。」</text:span></text:p>
      <text:p text:style-name="P2"><text:span text:style-name="T1"/></text:p>
      <text:p text:style-name="P2"><text:span text:style-name="T1">祖母為他們料理一頓，端上一碟辣醬到他倆面前。但這不過是他倆對祖母和母親耍的把戲。他們把水罈一飲而盡，嚷著：</text:span></text:p>
      <text:p text:style-name="P2"><text:span text:style-name="T1">「我們真渴了，裝一些喝的來吧。」他們對祖母說道。</text:span></text:p>
      <text:p text:style-name="P2"><text:span text:style-name="T1">「好。」祖母答道。</text:span></text:p>
      <text:p text:style-name="P2"><text:span text:style-name="T1"/></text:p>
      <text:p text:style-name="P2"><text:span text:style-name="T1">於是她暫時離開，留他們兩人繼續用餐。然而他們其實一點兒都不餓。他們找藉口支開祖母，好讓他們可以從醬汁的倒影中窺看老鼠的身影。老鼠就在屋上，就在橡皮球的後頭，他倆在醬汁的倒影中看見了牠。</text:span></text:p>
      <text:p text:style-name="P2"><text:span text:style-name="T1"/></text:p>
      <text:p text:style-name="P2"><text:span text:style-name="T1">接著他們放出一隻蚊子，這隻蚊子體型比蠓蟲還小。蚊子飛到河邊去，在祖母裝水的水罈上戳穿一個小洞。</text:span></text:p>
      <text:p text:style-name="P2"><text:span text:style-name="T1"/></text:p>
      <text:p text:style-name="P2"><text:span text:style-name="T1">因此盛起的水都從孔洞流洩出來，祖母試了又試，仍舊留不住罈子裏的水。</text:span></text:p>
      <text:p text:style-name="P2"><text:span text:style-name="T1"/></text:p>
      <text:p text:style-name="P3"><text:span text:style-name="T1">「祖母在做什麼？我們很想喝水，我們渴得要命！」他們向母親抱怨。</text:span></text:p>
      <text:p text:style-name="P2"><text:span text:style-name="T1">他們也把母親趕去找祖母了。</text:span></text:p>
      <text:p text:style-name="P2"><text:span text:style-name="T1"/></text:p>
      <text:p text:style-name="P3"><text:span text:style-name="T1">老鼠揮動爪子（扯斷繩子），橡皮球便從茅草屋頂上落下，還有軛、護臂、皮革裝備也一併掉落下來。他們拿走這些東西，並藏在通往球場的那條路上。</text:span></text:p>
      <text:p text:style-name="P1"/>
      <text:p text:style-name="P1">他們來到河邊，也就是祖母打水的地方，發現祖母和母親還在奮力地舀水，卻仍無力阻止水罈漏水。於是他們帶著吹箭筒走上前去：</text:p>
      <text:p text:style-name="P1">「你們在做什麼？我們等到厭煩了，只好過來看看。」他們說。</text:p>
      <text:p text:style-name="P1"><text:soft-page-break/>「你們看這個水罈，它根本盛不住水。」祖母回答道。</text:p>
      <text:p text:style-name="P1"/>
      <text:p text:style-name="P1">他們馬上將破洞封了起來，打完水後兩人走在前頭領著祖母和母親返家。</text:p>
      <text:p text:style-name="P1"/>
      <text:p text:style-name="P1">這便是他們找到橡皮球的經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0:21:24.478843734</meta:creation-date>
    <dc:date>2019-09-26T20:34:06.383929421</dc:date>
    <meta:editing-duration>PT1M11S</meta:editing-duration>
    <meta:editing-cycles>1</meta:editing-cycles>
    <meta:document-statistic meta:table-count="0" meta:image-count="0" meta:object-count="0" meta:page-count="2" meta:paragraph-count="18" meta:word-count="624" meta:character-count="624" meta:non-whitespace-character-count="624"/>
    <meta:generator>LibreOffice/6.2.6.2$Linux_X86_64 LibreOffice_project/20$Build-2</meta:generator>
  </office:meta>
</office:document-meta>
</file>